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Heading_20_1">
      <style:paragraph-properties fo:margin-top="0cm" fo:margin-bottom="0.499cm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Теоретические вопросы по курсу «Вычислительная геометрия и алгоритмы компьютерной графики»</text:h>
      <text:list xml:id="list151614263" text:style-name="L1">
        <text:list-item>
          <text:p text:style-name="P1">Основные направления компьютерной графики.</text:p>
        </text:list-item>
        <text:list-item>
          <text:p text:style-name="P1">OpenGL. Его характеристика и особенности.</text:p>
        </text:list-item>
        <text:list-item>
          <text:p text:style-name="P1">Графический конвейер OpenGL, машина состояний OpenGL.</text:p>
        </text:list-item>
        <text:list-item>
          <text:p text:style-name="P1">Использование матриц в компьютерной графике. Почему все матрицы имеют размерность 4*4? Какова структура матрицы аффинного преобразования?</text:p>
        </text:list-item>
        <text:list-item>
          <text:p text:style-name="P1">Анимация. Подходы к управлению скоростью анимации. Механизм двойной буферизации.</text:p>
        </text:list-item>
        <text:list-item>
          <text:p text:style-name="P1">Роль проекции в построении изображений на основе трёхмерной сцены. Роль матрицы проекции. Что такое NDC?</text:p>
        </text:list-item>
        <text:list-item>
          <text:p text:style-name="P1">Буфер глубины. Буфер цвета. В чём разница между пикселем и фрагментом?</text:p>
        </text:list-item>
        <text:list-item>
          <text:p text:style-name="P1">Камера на трёхмерной сцене. Источник света на трёхмерной сцене. Трёхмерные объекты на трёхмерной сцене. В чём особенности камеры и источника света? Семантический разрыв между представлением объектов и визуализацией.</text:p>
        </text:list-item>
        <text:list-item>
          <text:p text:style-name="P1">Освещение. Модель освещения. Виды моделей освещения. Способы закраски полигонов.</text:p>
        </text:list-item>
        <text:list-item>
          <text:p text:style-name="P1">Нормаль к вершине. Назначение и способы вычисления. Матрица нормалей, её вывод.</text:p>
        </text:list-item>
        <text:list-item>
          <text:p text:style-name="P1">Текстура. Текстурные координаты. Карта текстуры. Фильтрация текстуры. Мипмэппинг.</text:p>
        </text:list-item>
        <text:list-item>
          <text:p text:style-name="P1">Трёхмерные модели. Способы их хранения. Анимация трёхмерных моделей. Скелетная анимация. Прямая и инверсная кинематика.</text:p>
        </text:list-item>
        <text:list-item>
          <text:p text:style-name="P1">Кубические сплайны. Кривые Безье. Построение поверхностей и тел вращения на основе кривых.</text:p>
        </text:list-item>
        <text:list-item>
          <text:p text:style-name="P1">Что представляет собой двумерная графика в OpenGL? Спрайты, биллборды, импостеры.</text:p>
        </text:list-item>
        <text:list-item>
          <text:p text:style-name="P1">Программируемый конвейер. Шейдеры. Назначение и виды шейдеров.</text:p>
        </text:list-item>
        <text:list-item>
          <text:p text:style-name="P1">Оптимизация процесса рендеринга. Способы оптимизации.</text:p>
        </text:list-item>
        <text:list-item>
          <text:p text:style-name="P1">Антиалиасинг. Классификация способов и примеры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align="center" style:justify-single-word="false" fo:text-indent="0cm" style:auto-text-indent="false" style:page-number="auto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cosaeder</meta:initial-creator>
    <meta:creation-date>2011-11-29T00:55:03</meta:creation-date>
    <dc:date>2015-03-12T20:57:10</dc:date>
    <dc:creator>icosaeder icosaeder</dc:creator>
    <meta:editing-duration>PT50M17S</meta:editing-duration>
    <meta:editing-cycles>27</meta:editing-cycles>
    <meta:generator>LibreOffice/3.5$Linux_x86 LibreOffice_project/350m1$Build-2</meta:generator>
    <meta:document-statistic meta:table-count="0" meta:image-count="0" meta:object-count="0" meta:page-count="1" meta:paragraph-count="18" meta:word-count="202" meta:character-count="1566" meta:non-whitespace-character-count="1399"/>
  </office:meta>
</office:document-meta>
</file>